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longswor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7 EK</text:p>
          </table:table-cell>
          <table:table-cell table:style-name="ce1" office:value-type="string" calcext:value-type="string">
            <text:p>9 E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7 EK</text:p>
          </table:table-cell>
          <table:table-cell table:style-name="ce1" office:value-type="string" calcext:value-type="string">
            <text:p>9 E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7 EK</text:p>
          </table:table-cell>
          <table:table-cell table:style-name="ce1" office:value-type="string" calcext:value-type="string">
            <text:p>9 E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S</text:p>
          </table:table-cell>
          <table:table-cell table:number-columns-repeated="2" table:style-name="ce1" office:value-type="string" calcext:value-type="string">
            <text:p>21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7 EK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0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E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6 ES</text:p>
          </table:table-cell>
          <table:table-cell table:number-columns-repeated="2" table:style-name="ce1" office:value-type="string" calcext:value-type="string">
            <text:p>20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EK</text:p>
          </table:table-cell>
          <table:table-cell table:number-columns-repeated="2"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6 EK</text:p>
          </table:table-cell>
          <table:table-cell table:style-name="ce1" office:value-type="string" calcext:value-type="string">
            <text:p>15 ES</text:p>
          </table:table-cell>
          <table:table-cell table:style-name="ce1" office:value-type="string" calcext:value-type="string">
            <text:p>16 ES</text:p>
          </table:table-cell>
          <table:table-cell table:number-columns-repeated="2" table:style-name="ce1" office:value-type="string" calcext:value-type="string">
            <text:p>20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7 DK</text:p>
          </table:table-cell>
          <table:table-cell table:style-name="ce1" office:value-type="string" calcext:value-type="string">
            <text:p>9 D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ES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6 ES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S</text:p>
          </table:table-cell>
          <table:table-cell table:number-columns-repeated="2" table:style-name="ce1" office:value-type="string" calcext:value-type="string">
            <text:p>20 ES</text:p>
          </table:table-cell>
          <table:table-cell table:number-columns-repeated="2" table:style-name="ce1" office:value-type="string" calcext:value-type="string">
            <text:p>18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2 E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4 E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19 ES</text:p>
          </table:table-cell>
          <table:table-cell table:number-columns-repeated="2" table:style-name="ce1" office:value-type="string" calcext:value-type="string">
            <text:p>18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DS</text:p>
          </table:table-cell>
          <table:table-cell table:style-name="ce1" office:value-type="string" calcext:value-type="string">
            <text:p>12 E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E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ES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number-columns-repeated="2" table:style-name="ce1" office:value-type="string" calcext:value-type="string">
            <text:p>1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S</text:p>
          </table:table-cell>
          <table:table-cell table:number-columns-repeated="2" table:style-name="ce1" office:value-type="string" calcext:value-type="string">
            <text:p>1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0 DS</text:p>
          </table:table-cell>
          <table:table-cell table:style-name="ce1" office:value-type="string" calcext:value-type="string">
            <text:p>12 DS</text:p>
          </table:table-cell>
          <table:table-cell table:number-columns-repeated="2" table:style-name="ce1" office:value-type="string" calcext:value-type="string">
            <text:p>13 DS</text:p>
          </table:table-cell>
          <table:table-cell table:number-columns-repeated="2" table:style-name="ce1" office:value-type="string" calcext:value-type="string">
            <text:p>15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ES</text:p>
          </table:table-cell>
          <table:table-cell table:number-columns-repeated="2" table:style-name="ce1" office:value-type="string" calcext:value-type="string">
            <text:p>1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DS</text:p>
          </table:table-cell>
          <table:table-cell table:number-columns-repeated="2" table:style-name="ce1" office:value-type="string" calcext:value-type="string">
            <text:p>13 DS</text:p>
          </table:table-cell>
          <table:table-cell table:number-columns-repeated="2" table:style-name="ce1" office:value-type="string" calcext:value-type="string">
            <text:p>15 D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D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number-columns-repeated="2" table:style-name="ce1" office:value-type="string" calcext:value-type="string">
            <text:p>15 D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S</text:p>
          </table:table-cell>
          <table:table-cell table:number-columns-repeated="3" table:style-name="ce1" office:value-type="string" calcext:value-type="string">
            <text:p>17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2 CS</text:p>
          </table:table-cell>
          <table:table-cell table:number-columns-repeated="2" table:style-name="ce1" office:value-type="string" calcext:value-type="string">
            <text:p>14 D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S</text:p>
          </table:table-cell>
          <table:table-cell table:number-columns-repeated="4"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17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DK</text:p>
          </table:table-cell>
          <table:table-cell table:number-columns-repeated="3" table:style-name="ce1" office:value-type="string" calcext:value-type="string">
            <text:p>17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2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S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S</text:p>
          </table:table-cell>
          <table:table-cell table:number-columns-repeated="3"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K</text:p>
          </table:table-cell>
          <table:table-cell table:number-columns-repeated="3"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DK</text:p>
          </table:table-cell>
          <table:table-cell table:number-columns-repeated="4"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3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K</text:p>
          </table:table-cell>
          <table:table-cell table:number-columns-repeated="3"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1 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DS</text:p>
          </table:table-cell>
          <table:table-cell table:number-columns-repeated="2"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number-columns-repeated="2"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4 C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S</text:p>
          </table:table-cell>
          <table:table-cell table:number-columns-repeated="2"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0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5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5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9:18:24.99931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19:32:00.365364114</dc:date>
    <meta:editing-duration>PT50M13S</meta:editing-duration>
    <meta:editing-cycles>39</meta:editing-cycles>
    <meta:generator>LibreOffice/4.2.8.2$Linux_X86_64 LibreOffice_project/420m0$Build-2</meta:generator>
    <meta:document-statistic meta:table-count="1" meta:cell-count="2100" meta:object-count="0"/>
  </office:meta>
</office:document-meta>
</file>